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1.469cm" fo:min-width="2.489cm" loext:decorative="false"/>
      <style:paragraph-properties style:writing-mode="lr-tb"/>
    </style:style>
    <style:style style:name="gr2" style:family="graphic" style:parent-style-name="standard">
      <style:graphic-properties draw:fill-color="#069a2e" draw:textarea-horizontal-align="justify" draw:textarea-vertical-align="middle" draw:auto-grow-height="false" fo:min-height="1.469cm" fo:min-width="2.489cm" loext:decorative="false"/>
      <style:paragraph-properties style:writing-mode="lr-tb"/>
    </style:style>
    <style:style style:name="gr3" style:family="graphic" style:parent-style-name="standard">
      <style:graphic-properties draw:fill-color="#069a2e" draw:textarea-horizontal-align="justify" draw:textarea-vertical-align="middle" draw:auto-grow-height="false" fo:min-height="1.469cm" fo:min-width="3.759cm" loext:decorative="false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069a2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905cm" svg:x="8.62cm" svg:y="2.905cm">
          <text:p text:style-name="P1">Main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175cm" svg:height="1.905cm" svg:x="4.492cm" svg:y="6.08cm">
          <text:p text:style-name="P1">Setup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175cm" svg:height="1.905cm" svg:x="12.747cm" svg:y="6.08cm">
          <text:p text:style-name="P1">Testing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445cm" svg:height="1.905cm" svg:x="7.985cm" svg:y="6.08cm">
          <text:p text:style-name="P1">Parameters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079cm" svg:y1="6.08cm" svg:x2="10.207cm" svg:y2="4.81cm" draw:start-shape="id1" draw:start-glue-point="0" draw:end-shape="id2" draw:end-glue-point="2" svg:d="M6079 6080v-635h4128v-635" svg:viewBox="0 0 4129 1271">
          <text:p/>
        </draw:connector>
        <draw:connector draw:style-name="gr4" draw:text-style-name="P1" draw:layer="layout" svg:x1="10.207cm" svg:y1="6.08cm" svg:x2="9.255cm" svg:y2="3.857cm" draw:start-shape="id3" svg:d="M10207 6080v-1362h-952v-861" svg:viewBox="0 0 953 2224">
          <text:p/>
        </draw:connector>
        <draw:connector draw:style-name="gr4" draw:text-style-name="P1" draw:layer="layout" svg:x1="14.334cm" svg:y1="6.08cm" svg:x2="10.207cm" svg:y2="4.81cm" draw:start-shape="id4" draw:start-glue-point="0" draw:end-shape="id2" svg:d="M14334 6080v-635h-4127v-635" svg:viewBox="0 0 4128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3:18:36.654707900</meta:creation-date>
    <dc:date>2024-12-12T14:01:42.844232816</dc:date>
    <meta:editing-duration>PT32M38S</meta:editing-duration>
    <meta:editing-cycles>1</meta:editing-cycles>
    <meta:document-statistic meta:object-count="7"/>
    <meta:generator>LibreOffice/24.2.6.2$Linux_X86_64 LibreOffice_project/420$Build-2</meta:generator>
  </office:meta>
</office:document-meta>
</file>